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"?<text:tab/>5</text:a></text:p>
            <text:p text:style-name="P17"><text:a xlink:type="simple" xlink:href="#__RefHeading__3272_1372004992" text:style-name="Internet_20_link" text:visited-style-name="Internet_20_link">Co jsou „otevřené standardy"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penDocument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dokáže ukládat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ří vyvíjeli a zlepšovali OpenOffice.org, oznámili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.org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“... přetransformování komunity OpenOffice.org do nové otevřené a nezávislé meritokratické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 „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"otevřeného softwaru"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,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"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na rozšiřování volného šíření softwaru buď zdarma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"?<text:bookmark-end text:name="__RefHeading__3272_1372004992"/></text:h>
      <text:p text:style-name="OOoTextBody">Otevřené standardy umožňují dělat něco, co je nezávislé od výrobce nebo dodavatele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ve výchozím nastavení své soubory ukládá ve formátu OpenDocument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penDocument<text:bookmark-end text:name="__RefHeading__3274_1372004992"/></text:h>
      <text:p text:style-name="OOoTextBody_5f_ListIntro">Nejčastěji používané přípony pro dokumenty formátu OpenDocument, jsou:</text:p>
      <text:p text:style-name="P7">*.odt pro textové dokumenty</text:p>
      <text:p text:style-name="P7">*.ods pro tabulkové sešity</text:p>
      <text:p text:style-name="P7">*.odp pro prezentace</text:p>
      <text:p text:style-name="P7">*.odb pro databáze</text:p>
      <text:p text:style-name="P7">*.odg pro grafiku (vektorová grafika)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, LibreOffice přizpůsobí svůj program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formátů OpenDocument (.ods, .ots a .fods), LibreOffice Calc dokáže otevřít i formáty používané kancelářským balíkem OpenOffice.org 1.x (.sxc a .stc) a následující formáty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formátů OpenDocument (.odp, .odg, .otp a .fopd), LibreOffice Impress dokáže otevřít i formáty používané kancelářským balíkem OpenOffice.org 1.x (.sxi a .sti) a následující formáty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formátů OpenDocument (.odg a .otg), LibreOffice Draw dokáže otevřít i formáty používané kancelářským balíkem OpenOffice.org 1.x (.sxd a .std) a následující grafické formáty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formátu OpenDocument Formula (.odf), LibreOffice Math dokáže otevřít i formát používaný kancelářským balíkem OpenOffice.org 1.x (.sxm) a formáty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ro tento účel poskytuje jednoduchý způsob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ů OpenDocument (.odt, .ott a .fodt), LibreOffice Writer dokáže ukládat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ního filtru pro formát Microsoft Word 97/2000/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ů OpenDocument (.odp, .otp, .fodp a .odg), LibreOffice Impress dokáže ukládat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program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dokáže ukládat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programy Draw a Impress dokáží exportovat do Adobe Flash (SWF) a mnoha obrázkových formátů.</text:p>
      <text:p text:style-name="OOoTextBody">Pokud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